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Segoe UI', Helvetica, Arial, 'Lucida Grande', sans-serif"/>
    <style:font-face style:name="Lucida Grande" svg:font-family="'Lucida Grande', 'Lucida Sans', Verdana, Arial, sans-serif"/>
    <style:font-face style:name="Tahoma" svg:font-family="Tahom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fo:color="#000000" style:font-name="Times New Roman"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margin-left="0in" fo:margin-right="0in" style:line-height-at-least="0.2083in" fo:text-align="start"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7" style:family="paragraph" style:parent-style-name="Standard">
      <style:paragraph-properties fo:margin-left="0in" fo:margin-right="0in" fo:widows="1" fo:text-indent="0in" style:auto-text-indent="false"/>
      <style:text-properties style:font-name="Times New Roman" fo:font-size="12pt" style:font-size-asian="12pt" style:font-size-complex="12pt"/>
    </style:style>
    <style:style style:name="P8" style:family="paragraph" style:parent-style-name="Standard">
      <style:paragraph-properties fo:margin-left="0in" fo:margin-right="0in" fo:widows="1" fo:text-indent="0in" style:auto-text-indent="false"/>
      <style:text-properties style:font-name="Times New Roman" fo:font-size="12pt" fo:font-weight="bold" style:font-size-asian="12pt" style:font-weight-asian="bold" style:font-size-complex="12pt" style:font-weight-complex="bold"/>
    </style:style>
    <style:style style:name="P9" style:family="paragraph" style:parent-style-name="Text_20_body">
      <style:paragraph-properties fo:margin-left="0in" fo:margin-right="0in" style:line-height-at-least="0.2083in" fo:text-align="start"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Text_20_body">
      <style:paragraph-properties fo:margin-left="0in" fo:margin-right="0in" style:line-height-at-least="0.2083in" fo:text-align="start"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1" style:family="paragraph" style:parent-style-name="Text_20_body">
      <style:paragraph-properties fo:margin-left="0in" fo:margin-right="0in" style:line-height-at-least="0.2083in" fo:text-align="start" style:justify-single-word="false" fo:widows="1" fo:text-indent="0in"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style:style style:name="T4" style:family="text">
      <style:text-properties fo:font-weight="normal"/>
    </style:style>
    <style:style style:name="T5"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am Contract for QualitySoft Project: CS 1A: Java</text:p>
      <text:p text:style-name="Standard"/>
      <text:p text:style-name="P3"><text:span text:style-name="T1">Team Manager:</text:span> Namjun Kim</text:p>
      <text:p text:style-name="P3"/>
      <text:p text:style-name="P3"><text:span text:style-name="T1">Team:</text:span> Kushlani Jayasinha, Namjun Kim, Shu Lo</text:p>
      <text:p text:style-name="Standard"/>
      <text:p text:style-name="P7"><text:span text:style-name="T3">KJ, SL, NK agree to the following contract during the QualitySoft Project.</text:span></text:p>
      <text:p text:style-name="P7"><text:span text:style-name="T3"/></text:p>
      <text:p text:style-name="P8"><text:span text:style-name="T2">Team meetings:</text:span></text:p>
      <text:p text:style-name="P7"><text:span text:style-name="T3"/></text:p>
      <text:p text:style-name="P9"><text:span text:style-name="T3">Day and time when all team members are available each week for a meeting: </text:span></text:p>
      <text:p text:style-name="P10">Wednesday <text:s/>from 10 am – 12 noon in a private room at Foothill College library. Additionally, if necessary, Monday from 10 am – 12 noon.</text:p>
      <text:p text:style-name="P6">Team meetings will have a two minute rule where a team member cannot talk for more than 2 minutes at a time. The team meeting will also have an agenda the manager will put together with possible input from the other team mates.</text:p>
      <text:p text:style-name="P1"/>
      <text:p text:style-name="P4">Communication and file sharing:</text:p>
      <text:p text:style-name="Standard"/>
      <text:p text:style-name="Standard">The team will be communicating via email between meeting.</text:p>
      <text:p text:style-name="Standard"/>
      <text:p text:style-name="Standard">Currently we will be sharing files via email. As the project proceed, the team might switch to Github if it fits better.</text:p>
      <text:p text:style-name="Standard"/>
      <text:p text:style-name="P4">Consequences if a team member doesn't follow through on commitments: </text:p>
      <text:p text:style-name="P4"/>
      <text:p text:style-name="Standard">Communication is vital, members will be highly encouraged to ask for help as soon as needed. If a member misses a deadline, a meeting will be called to find out what's holding member back. Member will be offered help and extra time. If she/he is yet <text:s/>failing an notifies with reasonable time, other team members will step in to assist. If the team member comes through with no damage to project, there will be no consequences. If the problem persists, especially with no communication (within reasonable time), the director will be consulted.</text:p>
      <text:p text:style-name="Standard"/>
      <text:p text:style-name="P4">Consequences if a team member doesn't attend meetings: </text:p>
      <text:p text:style-name="P4"/>
      <text:p text:style-name="Standard">Team members are required to attend all meetings, if for a valid reason they can't, they are responsible for catching up what they missed. If a team member is absent without a valid reason twice, he/she will be let go from the team. The director will be notified.</text:p>
      <text:p text:style-name="P9"/>
      <text:p text:style-name="P11"><text:span text:style-name="T5">What might go wrong and how to overcome them:</text:span></text:p>
      <text:p text:style-name="P11"><text:span text:style-name="T4">Team members might get sick or have other unforseen problems that will delay the project: we will leave extra time for such events, and will redistribute the work load. </text:span></text:p>
      <text:p text:style-name="P9">If a team member drops out we will report to Director for further advice.</text:p>
      <text:p text:style-name="P9">A task might be beyond team's ability: If so, Director's assitance will be requested. </text:p>
      <text:p text:style-name="P2"/>
      <text:p text:style-name="P2"><text:soft-page-break/></text:p>
      <text:p text:style-name="Standard"/>
      <text:p text:style-name="Standard">______________</text:p>
      <text:p text:style-name="Standard">Namjun Kim</text:p>
      <text:p text:style-name="Standard"/>
      <text:p text:style-name="Standard"/>
      <text:p text:style-name="Standard">_______________</text:p>
      <text:p text:style-name="Standard">Kushlani Jayasinha</text:p>
      <text:p text:style-name="Standard"/>
      <text:p text:style-name="Standard"/>
      <text:p text:style-name="Standard">_______________</text:p>
      <text:p text:style-name="Standard">Shu L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Segoe UI', Helvetica, Arial, 'Lucida Grande', sans-serif"/>
    <style:font-face style:name="Lucida Grande" svg:font-family="'Lucida Grande', 'Lucida Sans', Verdana, Arial, sans-serif"/>
    <style:font-face style:name="Tahoma" svg:font-family="Tahom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xhlani Jayasinya</meta:initial-creator>
    <meta:creation-date>2016-02-21T13:58:56.48</meta:creation-date>
    <dc:date>2016-02-23T22:24:51.90</dc:date>
    <dc:creator>Kuxhlani Jayasinya</dc:creator>
    <meta:editing-duration>P2DT7H54M42S</meta:editing-duration>
    <meta:editing-cycles>6</meta:editing-cycles>
    <meta:generator>OpenOffice/4.0.1$Win32 OpenOffice.org_project/401m5$Build-9714</meta:generator>
    <meta:printed-by>Kuxhlani Jayasinya</meta:printed-by>
    <meta:print-date>2016-02-23T09:07:50.19</meta:print-date>
    <meta:document-statistic meta:table-count="0" meta:image-count="0" meta:object-count="0" meta:page-count="2" meta:paragraph-count="25" meta:word-count="383" meta:character-count="2230"/>
  </office:meta>
</office:document-meta>
</file>